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Standard">
      <style:text-properties fo:color="#c9211e" loext:opacity="100%" officeooo:paragraph-rsid="001eafa7"/>
    </style:style>
    <style:style style:name="P4" style:family="paragraph" style:parent-style-name="Standard" style:list-style-name="L1">
      <style:text-properties fo:color="#c9211e" loext:opacity="100%" officeooo:paragraph-rsid="001eafa7"/>
    </style:style>
    <style:style style:name="P5" style:family="paragraph" style:parent-style-name="Standard">
      <style:text-properties fo:background-color="#ea7500"/>
    </style:style>
    <style:style style:name="P6" style:family="paragraph" style:parent-style-name="Standard">
      <style:text-properties fo:background-color="#ffbf00"/>
    </style:style>
    <style:style style:name="P7" style:family="paragraph" style:parent-style-name="Standard">
      <style:text-properties fo:background-color="#b47804"/>
    </style:style>
    <style:style style:name="P8" style:family="paragraph" style:parent-style-name="Standard">
      <style:text-properties fo:color="#ff4000" loext:opacity="100%"/>
    </style:style>
    <style:style style:name="P9" style:family="paragraph" style:parent-style-name="Standard" style:list-style-name="L2">
      <style:text-properties fo:color="#ff4000" loext:opacity="100%" officeooo:paragraph-rsid="001eafa7"/>
    </style:style>
    <style:style style:name="P10" style:family="paragraph" style:parent-style-name="Standard" style:list-style-name="L2">
      <style:text-properties officeooo:paragraph-rsid="001eafa7"/>
    </style:style>
    <style:style style:name="P11" style:family="paragraph" style:parent-style-name="Standard">
      <style:text-properties fo:background-color="#ed4c05"/>
    </style:style>
    <style:style style:name="P12" style:family="paragraph" style:parent-style-name="Standard" style:list-style-name="L5">
      <style:text-properties fo:color="#a7074b" loext:opacity="100%" officeooo:rsid="001eafa7" officeooo:paragraph-rsid="001eafa7" fo:background-color="transparent"/>
    </style:style>
    <style:style style:name="P13" style:family="paragraph" style:parent-style-name="Standard" style:list-style-name="L5">
      <style:text-properties officeooo:paragraph-rsid="001eafa7"/>
    </style:style>
    <style:style style:name="P14" style:family="paragraph" style:parent-style-name="Standard">
      <style:text-properties fo:color="#000000" loext:opacity="100%" fo:background-color="#e8a202"/>
    </style:style>
    <style:style style:name="P15" style:family="paragraph" style:parent-style-name="Standard" style:list-style-name="L6">
      <style:text-properties fo:color="#00a933" loext:opacity="100%" officeooo:paragraph-rsid="001eafa7" fo:background-color="transparent"/>
    </style:style>
    <style:style style:name="P16" style:family="paragraph" style:parent-style-name="Standard">
      <style:text-properties officeooo:rsid="001fb3b2" officeooo:paragraph-rsid="001fb3b2" fo:background-color="#ffdbb6"/>
    </style:style>
    <style:style style:name="P17" style:family="paragraph" style:parent-style-name="Standard" style:list-style-name="L7">
      <style:text-properties fo:color="#492300" loext:opacity="100%" officeooo:rsid="001fb3b2" officeooo:paragraph-rsid="001fb3b2" fo:background-color="#ffdbb6"/>
    </style:style>
    <style:style style:name="T1" style:family="text">
      <style:text-properties fo:background-color="#ffbf00" loext:char-shading-value="0"/>
    </style:style>
    <style:style style:name="T2" style:family="text"/>
    <style:style style:name="T3" style:family="text">
      <style:text-properties officeooo:rsid="001eafa7"/>
    </style:style>
    <style:style style:name="T4" style:family="text">
      <style:text-properties fo:color="#ff4000" loext:opacity="100%"/>
    </style:style>
    <style:style style:name="T5" style:family="text">
      <style:text-properties fo:color="#a7074b" loext:opacity="100%" officeooo:rsid="001eafa7" fo:background-color="transparent" loext:char-shading-value="0"/>
    </style:style>
    <style:style style:name="T6" style:family="text">
      <style:text-properties fo:background-color="#ff8000" loext:char-shading-value="0"/>
    </style:style>
    <style:style style:name="T7" style:family="text">
      <style:text-properties fo:background-color="#ff8000" loext:char-shading-value="0"/>
    </style:style>
    <style:style style:name="T8" style:family="text">
      <style:text-properties fo:background-color="transparent" loext:char-shading-value="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ing methods</text:p>
      <text:p text:style-name="P1"/>
      <text:p text:style-name="P5">----INDEX----</text:p>
      <text:p text:style-name="P2"/>
      <text:p text:style-name="P2"/>
      <text:p text:style-name="P3">====RETURN INDEX NUMBER AND STRING IS NOT PRESENT THEN RETURN -1</text:p>
      <text:p text:style-name="P3"/>
      <text:list xml:id="list4210663852" text:style-name="L1">
        <text:list-item>
          <text:p text:style-name="P4">indexOf("word")</text:p>
        </text:list-item>
        <text:list-item>
          <text:p text:style-name="P4">lastIndexOf()</text:p>
        </text:list-item>
      </text:list>
      <text:p text:style-name="Standard"/>
      <text:p text:style-name="P7"/>
      <text:p text:style-name="P7">----<text:span text:style-name="T3">C</text:span>HARACTER----</text:p>
      <text:p text:style-name="Standard"/>
      <text:p text:style-name="P8">====RETURN TRUE AND FALSE VALUE====</text:p>
      <text:p text:style-name="Standard"/>
      <text:list xml:id="list4171069052" text:style-name="L2">
        <text:list-item>
          <text:p text:style-name="P9">endsWith("string")</text:p>
        </text:list-item>
        <text:list-item>
          <text:p text:style-name="P9">includes()</text:p>
        </text:list-item>
        <text:list-item>
          <text:p text:style-name="P10"><text:span text:style-name="T4">startsWith()</text:span></text:p>
        </text:list-item>
      </text:list>
      <text:p text:style-name="Standard"/>
      <text:p text:style-name="P11">----ADD ANOTHER STRING----</text:p>
      <text:p text:style-name="P11"/>
      <text:list xml:id="list2470583156" text:style-name="L5">
        <text:list-item>
          <text:p text:style-name="P12">A = string1.concate(string2)</text:p>
        </text:list-item>
        <text:list-item>
          <text:p text:style-name="P13"><text:span text:style-name="T5">b= string1 + string2</text:span></text:p>
        </text:list-item>
      </text:list>
      <text:p text:style-name="P6"/>
      <text:p text:style-name="P14">----find length ----</text:p>
      <text:p text:style-name="P14"/>
      <text:list xml:id="list2773854024" text:style-name="L6">
        <text:list-item>
          <text:p text:style-name="P15">string.lenght</text:p>
        </text:list-item>
      </text:list>
      <text:p text:style-name="Standard"/>
      <text:p text:style-name="Standard"/>
      <text:p text:style-name="P16">find mathches in string</text:p>
      <text:p text:style-name="P16"/>
      <text:list xml:id="list441587329" text:style-name="L7">
        <text:list-header>
          <text:p text:style-name="P17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4:58:28.290354240</meta:creation-date>
    <dc:date>2023-05-08T15:08:17.096520712</dc:date>
    <meta:editing-duration>PT9M5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56" meta:character-count="350" meta:non-whitespace-character-count="323"/>
  </office:meta>
</office:document-meta>
</file>